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reanciers" style:family="table">
      <style:table-properties style:width="16.96cm" table:align="left" style:may-break-between-rows="false"/>
    </style:style>
    <style:style style:name="tabCreanciers.A" style:family="table-column">
      <style:table-column-properties style:column-width="8.493cm"/>
    </style:style>
    <style:style style:name="tabCreanciers.B" style:family="table-column">
      <style:table-column-properties style:column-width="2.037cm"/>
    </style:style>
    <style:style style:name="tabCreanciers.C" style:family="table-column">
      <style:table-column-properties style:column-width="1.27cm"/>
    </style:style>
    <style:style style:name="tabCreanciers.D" style:family="table-column">
      <style:table-column-properties style:column-width="1.559cm"/>
    </style:style>
    <style:style style:name="tabCreanciers.E" style:family="table-column">
      <style:table-column-properties style:column-width="1.245cm"/>
    </style:style>
    <style:style style:name="tabCreanciers.F" style:family="table-column">
      <style:table-column-properties style:column-width="2.355cm"/>
    </style:style>
    <style:style style:name="tabCreanciers.1" style:family="table-row">
      <style:table-row-properties style:min-row-height="0.499cm" style:keep-together="false" fo:keep-together="always"/>
    </style:style>
    <style:style style:name="tabCreanciers.A1" style:family="table-cell">
      <style:table-cell-properties style:vertical-align="bottom" fo:padding="0.097cm" fo:border="none"/>
    </style:style>
    <style:style style:name="tabCreancier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Creanciers.E4" style:family="table-cell">
      <style:table-cell-properties style:vertical-align="bottom" fo:padding="0.097cm" fo:border-left="none" fo:border-right="none" fo:border-top="0.002cm solid #000000" fo:border-bottom="none"/>
    </style:style>
    <style:style style:name="P1" style:family="paragraph" style:parent-style-name="Table_20_Contents">
      <style:text-properties style:font-name="Gill Sans MT_CCJU1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Gill Sans MT_CCJU1" fo:font-size="11pt" style:font-size-asian="11pt" style:font-size-complex="11pt"/>
    </style:style>
    <style:style style:name="P3" style:family="paragraph" style:parent-style-name="Table_20_Contents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Gill Sans MT_CCJU1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Gill Sans MT_CCJU" fo:font-weight="bold" style:font-weight-asian="bold" style:font-weight-complex="bold"/>
    </style:style>
    <style:style style:name="P6" style:family="paragraph" style:parent-style-name="Table_20_Contents">
      <style:text-properties style:font-name="Gill Sans MT_CCJU1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Gill Sans MT_CCJU1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= TITRE_BLOC_CREANCIERS =%</text:p>
      <table:table table:name="tabCreanciers" table:style-name="tabCreanciers">
        <table:table-column table:style-name="tabCreanciers.A"/>
        <table:table-column table:style-name="tabCreanciers.B"/>
        <table:table-column table:style-name="tabCreanciers.C"/>
        <table:table-column table:style-name="tabCreanciers.D"/>
        <table:table-column table:style-name="tabCreanciers.E"/>
        <table:table-column table:style-name="tabCreanciers.F"/>
        <table:table-row table:style-name="tabCreanciers.1">
          <table:table-cell table:style-name="tabCreanciers.A1" office:value-type="string">
            <text:p text:style-name="P6"/>
          </table:table-cell>
          <table:table-cell table:style-name="tabCreanciers.A1" office:value-type="string">
            <text:p text:style-name="P7"/>
          </table:table-cell>
          <table:table-cell table:style-name="tabCreanciers.A1" office:value-type="string">
            <text:p text:style-name="P7"/>
          </table:table-cell>
          <table:table-cell table:style-name="tabCreanciers.A1" office:value-type="string">
            <text:p text:style-name="P7"/>
          </table:table-cell>
          <table:table-cell table:style-name="tabCreanciers.A1" office:value-type="string">
            <text:p text:style-name="P7"/>
          </table:table-cell>
          <table:table-cell table:style-name="tabCreanciers.A1" office:value-type="string">
            <text:p text:style-name="P7"/>
          </table:table-cell>
        </table:table-row>
        <table:table-row table:style-name="tabCreanciers.1">
          <table:table-cell table:style-name="tabCreanciers.A2" office:value-type="string">
            <text:p text:style-name="P1">%{ligneStandard}%%=LIBELLE=%</text:p>
          </table:table-cell>
          <table:table-cell table:style-name="tabCreanciers.A2" office:value-type="string">
            <text:p text:style-name="P2"/>
          </table:table-cell>
          <table:table-cell table:style-name="tabCreanciers.A2" office:value-type="string">
            <text:p text:style-name="P2"/>
          </table:table-cell>
          <table:table-cell table:style-name="tabCreanciers.A2" office:value-type="string">
            <text:p text:style-name="P2"/>
          </table:table-cell>
          <table:table-cell table:style-name="tabCreanciers.A2" office:value-type="string">
            <text:p text:style-name="P2">%=CHF=%</text:p>
          </table:table-cell>
          <table:table-cell table:style-name="tabCreanciers.A2" office:value-type="string">
            <text:p text:style-name="P2">%=TOTAL=%</text:p>
          </table:table-cell>
        </table:table-row>
        <table:table-row table:style-name="tabCreanciers.1">
          <table:table-cell table:style-name="tabCreanciers.A1" office:value-type="string">
            <text:p text:style-name="P1"/>
          </table:table-cell>
          <table:table-cell table:style-name="tabCreanciers.A1" office:value-type="string">
            <text:p text:style-name="P1"/>
          </table:table-cell>
          <table:table-cell table:style-name="tabCreanciers.A1" office:value-type="string">
            <text:p text:style-name="P1"/>
          </table:table-cell>
          <table:table-cell table:style-name="tabCreanciers.A1" office:value-type="string">
            <text:p text:style-name="P1"/>
          </table:table-cell>
          <table:table-cell table:style-name="tabCreanciers.A1" office:value-type="string">
            <text:p text:style-name="P1"/>
          </table:table-cell>
          <table:table-cell table:style-name="tabCreanciers.A1" office:value-type="string">
            <text:p text:style-name="P1"/>
          </table:table-cell>
        </table:table-row>
        <table:table-row table:style-name="tabCreanciers.1">
          <table:table-cell table:style-name="tabCreanciers.A1" office:value-type="string">
            <text:p text:style-name="P3">%{ligneTotal}%%=LIBELLE=%</text:p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E4" office:value-type="string">
            <text:p text:style-name="P4">%=CHF=%</text:p>
          </table:table-cell>
          <table:table-cell table:style-name="tabCreanciers.E4" office:value-type="string">
            <text:p text:style-name="P4">%=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2-07-09T10:41:29.47</dc:date>
    <meta:editing-cycles>10</meta:editing-cycles>
    <meta:editing-duration>PT35M24S</meta:editing-duration>
    <meta:document-statistic meta:table-count="1" meta:image-count="0" meta:object-count="0" meta:page-count="1" meta:paragraph-count="7" meta:word-count="9" meta:character-count="112"/>
    <meta:user-defined meta:name="Info 1"/>
    <meta:user-defined meta:name="Info 2"/>
    <meta:user-defined meta:name="Info 3"/>
    <meta:user-defined meta:name="Info 4"/>
  </office:meta>
</office:document-meta>
</file>